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6">
    </style:style>
    <style:style style:name="P73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23, 2021 (06:09:5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”) that contain related and frequently-used methods; making those methods easily callable anywhere in the program. Some examples of static classes in C# are <text:span text:style-name="NormalTok">Math</text:span> and <text:span text:style-name="NormalTok">Console</text:span> class.</text:p>
      <text:p text:style-name="Text_20_body">Pay attention to how these classes are used:</text:p>
      <text:list text:style-name="L1">
        <text:list-item>
          <text:p text:style-name="P1"><text:span text:style-name="NormalTok">Console</text:span> object is never instantiated before use</text:p>
        </text:list-item>
        <text:list-item>
          <text:p text:style-name="P1"><text:span text:style-name="NormalTok">WriteLine</text:span> method is called referring to the <text:span text:style-name="T1">name of the class</text:span> (not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 <text:s text:c="6"/>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Add 5 <text:span text:style-name="KeywordTok">public</text:span> methods to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16"><text:span text:style-name="NormalTok">Add</text:span> method that returns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 <text:s text:c="5"/>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Study the following program implementation but *do not* execute it. After reading through the implementation, answer the questions below.</text:p>
      <text:p text:style-name="Text_20_body">Student.cs</text:p>
      <text:p text:style-name="P27">using System;</text:p>
      <text:p text:style-name="P28"/>
      <text:p text:style-name="P29">class Student {</text:p>
      <text:p text:style-name="P30"/>
      <text:p text:style-name="P31"><text:s text:c="4"/>private int id;</text:p>
      <text:p text:style-name="P32"><text:s text:c="4"/>private string name; </text:p>
      <text:p text:style-name="P33"><text:s text:c="4"/>private static string universityName = "Augusta University";</text:p>
      <text:p text:style-name="P34"><text:s text:c="4"/>private static int studentCount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 </text:p>
      <text:p text:style-name="P41"/>
      <text:p text:style-name="P42"><text:s text:c="4"/>public static void DisplayStudentCount(){</text:p>
      <text:p text:style-name="P43"><text:s text:c="8"/>// does this work? uncomment to check</text:p>
      <text:p text:style-name="P44"><text:s text:c="8"/>// Console.WriteLine(name);</text:p>
      <text:p text:style-name="P45"><text:s text:c="8"/></text:p>
      <text:p text:style-name="P46"><text:s text:c="8"/>Console.WriteLine($"Number of students: {studentCount}");</text:p>
      <text:p text:style-name="P47"><text:s text:c="4"/>}</text:p>
      <text:p text:style-name="P48"/>
      <text:p text:style-name="P49"><text:s text:c="4"/>public override string ToString(){</text:p>
      <text:p text:style-name="P50"><text:s text:c="8"/>return $"id: {id}\n"+</text:p>
      <text:p text:style-name="P51"><text:s text:c="15"/>$"name: {name}\n"+</text:p>
      <text:p text:style-name="P52"><text:s text:c="15"/>$"university: {universityName}";</text:p>
      <text:p text:style-name="P53"><text:s text:c="4"/>} <text:s text:c="1"/></text:p>
      <text:p text:style-name="P54">}</text:p>
      <text:p text:style-name="First_20_paragraph">Program.cs</text:p>
      <text:p text:style-name="P55">using System;</text:p>
      <text:p text:style-name="P56"/>
      <text:p text:style-name="P57">class Program {</text:p>
      <text:p text:style-name="P58"/>
      <text:p text:style-name="P59"><text:s text:c="4"/>static void Main() {</text:p>
      <text:p text:style-name="P60"/>
      <text:p text:style-name="P61"><text:s text:c="8"/>Student alice = new Student(1111, "Alice");</text:p>
      <text:p text:style-name="P62"><text:s text:c="8"/>Console.WriteLine(alice);</text:p>
      <text:p text:style-name="P63"/>
      <text:p text:style-name="P64"><text:s text:c="8"/>Student.DisplayStudentCount(); // first time</text:p>
      <text:p text:style-name="P65"/>
      <text:p text:style-name="P66"><text:s text:c="8"/>Student bob = new Student(1112, "Bob"); <text:s text:c="7"/></text:p>
      <text:p text:style-name="P67"><text:s text:c="8"/>Console.WriteLine(bob);</text:p>
      <text:p text:style-name="P68"/>
      <text:p text:style-name="P69"><text:s text:c="8"/>Student.DisplayStudentCount(); // second time</text:p>
      <text:p text:style-name="P70"><text:s text:c="4"/>}</text:p>
      <text:p text:style-name="P71">}</text:p>
      <text:list text:style-name="L6">
        <text:list-item>
          <text:p text:style-name="P72">How many non-static attributes does <text:span text:style-name="NormalTok">Student</text:span> class have?</text:p>
        </text:list-item>
        <text:list-item>
          <text:p text:style-name="P72">How many static attributes does <text:span text:style-name="NormalTok">Student</text:span> class have?</text:p>
        </text:list-item>
        <text:list-item>
          <text:p text:style-name="P72">How many non-static methods does <text:span text:style-name="NormalTok">Student</text:span> class have?</text:p>
        </text:list-item>
        <text:list-item>
          <text:p text:style-name="P72">How many static methods does <text:span text:style-name="NormalTok">Student</text:span> class have?</text:p>
        </text:list-item>
        <text:list-item>
          <text:p text:style-name="P72">What is the output of each of the following lines in “Program.cs”:</text:p>
          <text:list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if the <text:span text:style-name="NormalTok">studentCount</text:span> attribute was *not* <text:span text:style-name="KeywordTok">static</text:span>, what would be the output of:</text:p>
          <text:list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When a class contains both static and non-static members, is it possible to refer to non-static members inside a static method? For example, if we try to refer to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73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23T22:10:10Z</meta:creation-date>
    <dc:date>2021-10-23T22:10:10Z</dc:date>
    <meta:user-defined meta:name="date" meta:value-type="string">October  23, 2021 (06:09:5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